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s" style:family="table">
      <style:table-properties style:width="6.9271in" fo:margin-left="0in" fo:margin-right="-0.0021in" table:align="margins"/>
    </style:style>
    <style:style style:name="UseCases.A" style:family="table-column">
      <style:table-column-properties style:column-width="0.8646in" style:rel-column-width="1245*"/>
    </style:style>
    <style:style style:name="UseCases.B" style:family="table-column">
      <style:table-column-properties style:column-width="5.1771in" style:rel-column-width="7455*"/>
    </style:style>
    <style:style style:name="UseCases.C" style:family="table-column">
      <style:table-column-properties style:column-width="0.8854in" style:rel-column-width="1275*"/>
    </style:style>
    <style:style style:name="UseCas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UseCases.C1" style:family="table-cell">
      <style:table-cell-properties fo:padding="0.0382in" fo:border="0.0007in solid #000000"/>
    </style:style>
    <style:style style:name="UseCase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UseCases.B2" style:family="table-cell">
      <style:table-cell-properties fo:padding="0.0382in" fo:border-left="0.0007in solid #000000" fo:border-right="none" fo:border-top="none" fo:border-bottom="0.0007in solid #000000"/>
    </style:style>
    <style:style style:name="UseCas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 style:list-style-name="L2"/>
    <style:style style:name="P5" style:family="paragraph" style:parent-style-name="Table_20_Contents" style:list-style-name="L2">
      <style:text-properties fo:font-style="normal" style:font-style-asian="normal" style:font-style-complex="normal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orizontal_20_Line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ersonal Finance Tracker</text:p>
      <text:p text:style-name="P1"/>
      <text:h text:style-name="Heading_20_2" text:outline-level="2">Milestones</text:h>
      <text:list xml:id="list5651511541664772118" text:style-name="L1">
        <text:list-item>
          <text:p text:style-name="P3">Track personal expenditures and incomes in a single fragment for each transaction. Commit data for these transaction into a database and update as the GUI is modified by the user.</text:p>
        </text:list-item>
        <text:list-item>
          <text:p text:style-name="P3">Categorize expenditures using tags attached to items in the database and sort these items into a list with high performance.</text:p>
        </text:list-item>
        <text:list-item>
          <text:p text:style-name="P3">Create several views to move data into a format the user prefers.</text:p>
        </text:list-item>
        <text:list-item>
          <text:p text:style-name="P3">Alter transactional state during indirect but relative views such as a summary of the month's expenditures or a balance sheet.</text:p>
        </text:list-item>
      </text:list>
      <text:p text:style-name="P2"/>
      <text:p text:style-name="P7"/>
      <text:h text:style-name="P6" text:outline-level="2">Use Cases</text:h>
      <table:table table:name="UseCases" table:style-name="UseCases">
        <table:table-column table:style-name="UseCases.A"/>
        <table:table-column table:style-name="UseCases.B"/>
        <table:table-column table:style-name="UseCases.C"/>
        <table:table-row>
          <table:table-cell table:style-name="UseCases.A1" office:value-type="string">
            <text:p text:style-name="Table_20_Contents">Use Case #</text:p>
          </table:table-cell>
          <table:table-cell table:style-name="UseCases.A1" office:value-type="string">
            <text:p text:style-name="Table_20_Contents">Title</text:p>
          </table:table-cell>
          <table:table-cell table:style-name="UseCases.C1" office:value-type="string">
            <text:p text:style-name="Table_20_Contents">State</text:p>
          </table:table-cell>
        </table:table-row>
        <table:table-row>
          <table:table-cell table:style-name="UseCases.A2" office:value-type="float" office:value="1">
            <text:p text:style-name="Table_20_Contents">1</text:p>
          </table:table-cell>
          <table:table-cell table:style-name="UseCases.B2" office:value-type="string">
            <text:p text:style-name="Table_20_Contents">Create and modify a monetary transaction.</text:p>
          </table:table-cell>
          <table:table-cell table:style-name="UseCases.C2" office:value-type="string">
            <text:p text:style-name="Table_20_Contents">Not started</text:p>
          </table:table-cell>
        </table:table-row>
        <table:table-row>
          <table:table-cell table:style-name="UseCases.A2" office:value-type="float" office:value="2">
            <text:p text:style-name="Table_20_Contents">2</text:p>
          </table:table-cell>
          <table:table-cell table:style-name="UseCases.B2" office:value-type="string">
            <text:p text:style-name="Table_20_Contents">Create/update and restored transactions to the database.</text:p>
          </table:table-cell>
          <table:table-cell table:style-name="UseCases.C2" office:value-type="string">
            <text:p text:style-name="Table_20_Contents">Not started</text:p>
          </table:table-cell>
        </table:table-row>
        <table:table-row>
          <table:table-cell table:style-name="UseCases.A2" office:value-type="float" office:value="3">
            <text:p text:style-name="Table_20_Contents">3</text:p>
          </table:table-cell>
          <table:table-cell table:style-name="UseCases.B2" office:value-type="string">
            <text:p text:style-name="Table_20_Contents">Categorize transaction with tags for each database element.</text:p>
          </table:table-cell>
          <table:table-cell table:style-name="UseCases.C2" office:value-type="string">
            <text:p text:style-name="Table_20_Contents">Not started</text:p>
          </table:table-cell>
        </table:table-row>
        <table:table-row>
          <table:table-cell table:style-name="UseCases.A2" office:value-type="float" office:value="4">
            <text:p text:style-name="Table_20_Contents">4</text:p>
          </table:table-cell>
          <table:table-cell table:style-name="UseCases.B2" office:value-type="string">
            <text:p text:style-name="Table_20_Contents">Sort transactions into views related to the tag table.</text:p>
          </table:table-cell>
          <table:table-cell table:style-name="UseCases.C2" office:value-type="string">
            <text:p text:style-name="Table_20_Contents">Not started</text:p>
          </table:table-cell>
        </table:table-row>
      </table:table>
      <text:p text:style-name="Text_20_body"/>
      <text:h text:style-name="Heading_20_3" text:outline-level="3">Descriptions</text:h>
      <text:list xml:id="list7124768922626800167" text:style-name="L2">
        <text:list-item>
          <text:p text:style-name="P4">Create and modify a monetary transaction.</text:p>
          <text:list>
            <text:list-item>
              <text:p text:style-name="P4">Create a schema for storing deposit and withdrawal transaction. Replicate data from a double-entry balance sheet.</text:p>
            </text:list-item>
            <text:list-item>
              <text:p text:style-name="P4">Use GUI Button and TextBox objects to change form data to user input.</text:p>
            </text:list-item>
            <text:list-item>
              <text:p text:style-name="P4">Save and restore data whenever data is updated and the user moves to another fragment.</text:p>
            </text:list-item>
            <text:list-item>
              <text:p text:style-name="P4">Save data whenever the app is killed, stopped, or paused, restore data on resume.</text:p>
            </text:list-item>
          </text:list>
        </text:list-item>
        <text:list-item>
          <text:p text:style-name="P4">Commit a transaction to the database.</text:p>
          <text:list>
            <text:list-item>
              <text:p text:style-name="P4">Create and update database tuples whenever a fragment is exited with updated data.</text:p>
            </text:list-item>
            <text:list-item>
              <text:p text:style-name="P4">Update changes when killing or stopping the app.</text:p>
            </text:list-item>
            <text:list-item>
              <text:p text:style-name="P4">Read database when starting the app.</text:p>
            </text:list-item>
          </text:list>
        </text:list-item>
        <text:list-item>
          <text:p text:style-name="P4">Categorize transaction with tags for each database element.</text:p>
          <text:list>
            <text:list-item>
              <text:p text:style-name="P5">Store Tags inside a table which references a foreign key from the Transactions table.</text:p>
            </text:list-item>
            <text:list-item>
              <text:p text:style-name="P5">Update tag data whenever transaction tuples are updated.</text:p>
            </text:list-item>
          </text:list>
        </text:list-item>
        <text:list-item>
          <text:p text:style-name="P4">Sort transactions into views related to the tag table.</text:p>
          <text:list>
            <text:list-item>
              <text:p text:style-name="P4">Sort data by using tags and a database filter.</text:p>
            </text:list-item>
            <text:list-item>
              <text:p text:style-name="P4">Display sorted data into a ListView.</text:p>
            </text:list-item>
            <text:list-item>
              <text:p text:style-name="P4">Select data from the ListView to perform other actions, such as going to that transaction record or updating the filter to include only other records which match this record's tags.<text:line-break/><text:span text:style-name="T2">(This should be another use case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text-align="center" style:justify-single-word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16T05:21:22.42</meta:creation-date>
    <dc:date>2014-11-16T06:35:48.09</dc:date>
    <meta:editing-duration>PT1H14M22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2" meta:paragraph-count="39" meta:word-count="343" meta:character-count="2012"/>
  </office:meta>
</office:document-meta>
</file>